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5in"/>
          <style:tab-stop style:position="1.1812in"/>
          <style:tab-stop style:position="1.5750in"/>
          <style:tab-stop style:position="1.9688in"/>
          <style:tab-stop style:position="2.3625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P2" style:family="paragraph" style:parent-style-name="Standard">
      <style:text-properties style:font-name="Arial" fo:font-size="12.8pt" fo:color="#1a1a1a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Primary Productivity Data</text:p>
      <text:p text:style-name="P1"/>
      <text:p text:style-name="P1">Start at:</text:p>
      <text:p text:style-name="P1"/>
      <text:p text:style-name="P1">OceanColor WEB</text:p>
      <text:p text:style-name="P1">https://oceancolor.gsfc.nasa.gov/products/</text:p>
      <text:p text:style-name="P1">https://oceancolor.gsfc.nasa.gov/data/aqua/</text:p>
      <text:p text:style-name="P1"/>
      <text:p text:style-name="P1">Level 4 - Ocean Primary Productivity</text:p>
      <text:p text:style-name="P1">Ocean Productivity</text:p>
      <text:p text:style-name="P1">http://www.science.oregonstate.edu/ocean.productivity/</text:p>
      <text:p text:style-name="P1"/>
      <text:p text:style-name="P1">Custom Products: </text:p>
      <text:p text:style-name="P1">http://www.science.oregonstate.edu/ocean.productivity/custom.php</text:p>
      <text:p text:style-name="P1">MODIS CbPM (hdf file type)</text:p>
      <text:p text:style-name="P1">http://orca.science.oregonstate.edu/2160.by.4320.8day.hdf.cbpm2.m.php</text:p>
      <text:p text:style-name="P1"/>
      <text:p text:style-name="P1">Standard products: </text:p>
      <text:p text:style-name="P1">http://www.science.oregonstate.edu/ocean.productivity/standard.product.php</text:p>
      <text:p text:style-name="P1">8day, 2160 x 4360 grid, file format xyz:</text:p>
      <text:p text:style-name="P1">http://orca.science.oregonstate.edu/2160.by.4320.8day.xyz.vgpm.m.chl.m.sst.php</text:p>
      <text:p text:style-name="P1"/>
      <text:p text:style-name="P1"/>
      <text:p text:style-name="P1">Other pages found:</text:p>
      <text:p text:style-name="P1"/>
      <text:p text:style-name="P1">https://modis.gsfc.nasa.gov/data/dataprod/mod17.php</text:p>
      <text:p text:style-name="P1">https://modis.gsfc.nasa.gov/data/dataprod/dataproducts.php?MOD_NUMBER=27</text:p>
      <text:p text:style-name="P1"/>
      <text:p text:style-name="P1">https://neo.sci.gsfc.nasa.gov/view.php?datasetId=MY1DMW_CHLORA&amp;year=2008</text:p>
      <text:p text:style-name="P1">https://neo.sci.gsfc.nasa.gov/blog/2013/12/23/csv-and-floating-point-geotiffs/</text:p>
      <text:p text:style-name="P1"/>
      <text:p text:style-name="P1"/>
      <text:p text:style-name="P1">%%%</text:p>
      <text:p text:style-name="P2"><text:span text:style-name="T1">GOM latN: 27.5 ; longE: -90.3 (ou long + 269.7, depende do formato). </text:span></text:p>
      <text:p text:style-name="P2"><text:span text:style-name="T1">"starting day: 97 , 2010" (2010097) ate "starting day: 73 , 2014" (2014073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